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officeooo:rsid="0018c0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ke sure to insert suitable records in the table, such that there exists at least 2 records for</text:p>
      <text:p text:style-name="Standard">each query.</text:p>
      <text:p text:style-name="Standard">1. List all students with a total credit count of 0.</text:p>
      <text:p text:style-name="Standard"/>
      <text:p text:style-name="Standard">SQL&gt; SELECT * FROM student</text:p>
      <text:p text:style-name="Standard"><text:s text:c="2"/>2 <text:s/>WHERE tot_cred = 0;</text:p>
      <text:p text:style-name="Standard"/>
      <text:p text:style-name="Standard">2. Find the names of all courses offered by the "Physics" department.</text:p>
      <text:p text:style-name="Standard"/>
      <text:p text:style-name="Standard">SQL&gt; SELECT * FROM course</text:p>
      <text:p text:style-name="Standard"><text:s text:c="2"/>2 <text:s/>WHERE dept_name = 'Physics';</text:p>
      <text:p text:style-name="Standard"/>
      <text:p text:style-name="Standard"/>
      <text:p text:style-name="Standard">3. Retrieve the names of all instructors who earn exactly ₹50,000.</text:p>
      <text:p text:style-name="Standard"/>
      <text:p text:style-name="Standard">SQL&gt; SELECT name FROM instructor</text:p>
      <text:p text:style-name="Standard"><text:s text:c="2"/>2 <text:s/>WHERE salary = 50000;</text:p>
      <text:p text:style-name="Standard"/>
      <text:p text:style-name="Standard">4. List all classrooms with a capacity of exactly 100.</text:p>
      <text:p text:style-name="Standard"/>
      <text:p text:style-name="Standard">SQL&gt; SELECT * FROM classroom</text:p>
      <text:p text:style-name="Standard"><text:s text:c="2"/>2 <text:s/>WHERE capacity = 100;</text:p>
      <text:p text:style-name="Standard"/>
      <text:p text:style-name="Standard">5. Find the total number of courses offered in the "Summer" semester.</text:p>
      <text:p text:style-name="Standard"/>
      <text:p text:style-name="Standard">SQL&gt; SELECT COUNT(DISTINCT course_id) FROM section</text:p>
      <text:p text:style-name="Standard"><text:s text:c="2"/>2 <text:s/>WHERE semester = 'Summer';</text:p>
      <text:p text:style-name="Standard"/>
      <text:p text:style-name="Standard">6. List all students who have taken exactly 30 total credits.</text:p>
      <text:p text:style-name="Standard"/>
      <text:p text:style-name="Standard">SQL&gt; SELECT name FROM student </text:p>
      <text:p text:style-name="Standard"><text:s text:c="2"/>2 <text:s/>WHERE tot_cred = 30;</text:p>
      <text:p text:style-name="P1"/>
      <text:p text:style-name="Standard">7. Find the names of all courses <text:span text:style-name="T1">offered</text:span> by the "Chemistry" department.</text:p>
      <text:p text:style-name="Standard"/>
      <text:p text:style-name="Standard">SQL&gt; SELECT * FROM course </text:p>
      <text:p text:style-name="Standard"><text:s text:c="2"/>2 <text:s/>WHERE dept_name = 'Chemistry';</text:p>
      <text:p text:style-name="Standard"/>
      <text:p text:style-name="Standard">8. Retrieve the names of all instructors who earn more than ₹100,000.</text:p>
      <text:p text:style-name="Standard"/>
      <text:p text:style-name="Standard">SQL&gt; SELECT name, salary FROM instructor</text:p>
      <text:p text:style-name="Standard"><text:s text:c="2"/>2 <text:s/>WHERE salary &gt; 100000;</text:p>
      <text:p text:style-name="Standard"/>
      <text:p text:style-name="Standard">9. List all classrooms located in the "Taylor" building.</text:p>
      <text:p text:style-name="Standard"/>
      <text:p text:style-name="Standard">SQL&gt; SELECT * FROM classroom </text:p>
      <text:p text:style-name="Standard"><text:s text:c="2"/>2 <text:s/>WHERE building = 'Taylor';</text:p>
      <text:p text:style-name="Standard"/>
      <text:p text:style-name="Standard">10. Find the total number of courses offered in the "Winter" semester.</text:p>
      <text:p text:style-name="Standard">11. List all students who have taken courses with a grade of "C" or lower.</text:p>
      <text:p text:style-name="Standard">12. Retrieve the names of instructors who have taught in the "Fall" semester of 2022.</text:p>
      <text:p text:style-name="Standard"/>
      <text:p text:style-name="Standard"><text:soft-page-break/>13. Find the average capacity of classrooms in each building.</text:p>
      <text:p text:style-name="Standard"/>
      <text:p text:style-name="Standard">SQL&gt; SELECT building, AVG(capacity) as AVG_CAPACITY FROM classroom</text:p>
      <text:p text:style-name="Standard"><text:s text:c="2"/>2 <text:s/>GROUP BY building;</text:p>
      <text:p text:style-name="Standard"/>
      <text:p text:style-name="Standard">14. List all courses that have more than 3 credits.</text:p>
      <text:p text:style-name="Standard"/>
      <text:p text:style-name="Standard">SQL&gt; SELECT title FROM course</text:p>
      <text:p text:style-name="Standard"><text:s text:c="2"/>2 <text:s/>WHERE credits &gt; 3;</text:p>
      <text:p text:style-name="Standard"/>
      <text:p text:style-name="Standard">15. Retrieve the names of students who have taken courses in the "Watson" building.</text:p>
      <text:p text:style-name="Standard"/>
      <text:p text:style-name="Standard"><text:span text:style-name="T2">SELECT</text:span> <text:span text:style-name="T2">DISTINCT </text:span>name, building FROM student </text:p>
      <text:p text:style-name="Standard">JOIN takes ON student.ID = takes.ID</text:p>
      <text:p text:style-name="Standard">NATURAL JOIN section</text:p>
      <text:p text:style-name="Standard">WHERE building = '<text:span text:style-name="T2">Taylor</text:span>';</text:p>
      <text:p text:style-name="Standard"/>
      <text:p text:style-name="Standard"/>
      <text:p text:style-name="Standard">16. Find the total number of students advised by each instructor.</text:p>
      <text:p text:style-name="Standard"/>
      <text:p text:style-name="Standard">SELECT instructor.ID , name, COUNT(DISTINCT S_ID) FROM advisor</text:p>
      <text:p text:style-name="Standard">JOIN instructor ON instructor.ID = advisor.I_ID</text:p>
      <text:p text:style-name="Standard">GROUP BY instructor.ID, name;</text:p>
      <text:p text:style-name="Standard"/>
      <text:p text:style-name="Standard">17. List all sections that do not have a classroom assigned.</text:p>
      <text:p text:style-name="Standard"/>
      <text:p text:style-name="Standard">18. Retrieve the names of students who have taken courses with the highest number of</text:p>
      <text:p text:style-name="Standard">credits.</text:p>
      <text:p text:style-name="Standard">19. Find the departments with the highest average instructor salary.</text:p>
      <text:p text:style-name="Standard">20. List all courses that have been taught by more than one instructor.</text:p>
      <text:p text:style-name="Standard">21. List all students who have taken courses with a grade of "A" in the "Fall" semester of</text:p>
      <text:p text:style-name="Standard">2022.</text:p>
      <text:p text:style-name="Standard">22. Retrieve the names of instructors who have taught in the "Spring" semester of 2023.</text:p>
      <text:p text:style-name="Standard">23. Find the average number of students enrolled in each course.</text:p>
      <text:p text:style-name="Standard">24. List all courses that have exactly 4 credits.</text:p>
      <text:p text:style-name="Standard">25. Retrieve the names of students who have taken courses in the "Packard" build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5:04:36.051570594</meta:creation-date>
    <dc:date>2025-04-02T15:23:19.562821480</dc:date>
    <meta:editing-duration>PT18M4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476" meta:character-count="2780" meta:non-whitespace-character-count="2325"/>
  </office:meta>
</office:document-meta>
</file>